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B5E6A2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00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2pt solid #000000"/>
    </style:style>
    <style:style style:name="ce1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1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18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20pt" style:font-size-asian="20pt" style:font-size-complex="2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1770833333333cm" style:use-optimal-column-width="true"/>
    </style:style>
    <style:style style:name="co3" style:family="table-column">
      <style:table-column-properties fo:break-before="auto" style:column-width="12.5147916666667cm" style:use-optimal-column-width="true"/>
    </style:style>
    <style:style style:name="co4" style:family="table-column">
      <style:table-column-properties fo:break-before="auto" style:column-width="13.8112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20">
            <text:p>Checklist Dépannage DNS</text:p>
          </table:table-cell>
          <table:covered-table-cell table:number-columns-repeated="2"/>
          <table:table-cell office:value-type="string" table:style-name="ce13">
            <text:p>Commentair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0">
            <text:p>Configuration réseau</text:p>
          </table:table-cell>
          <table:table-cell table:style-name="ce2"/>
          <table:table-cell table:style-name="ce3"/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1">
            <text:p>verifier la connexion IP (ping) CLIENT</text:p>
          </table:table-cell>
          <table:table-cell office:value-type="string" table:style-name="ce4">
            <text:p>commande ping 8.8.8.8</text:p>
          </table:table-cell>
          <table:table-cell office:value-type="string" table:style-name="ce5">
            <text:p>valide</text:p>
          </table:table-cell>
          <table:table-cell table:style-name="ce11"/>
          <table:table-cell table:number-columns-repeated="16379"/>
        </table:table-row>
        <table:table-row table:style-name="ro1">
          <table:table-cell/>
          <table:table-cell table:style-name="ce11"/>
          <table:table-cell office:value-type="string" table:style-name="ce4">
            <text:p>commande nslookup wwww.google.com</text:p>
          </table:table-cell>
          <table:table-cell office:value-type="string" table:style-name="ce6">
            <text:p>invalide</text:p>
          </table:table-cell>
          <table:table-cell office:value-type="string" table:style-name="ce11">
            <text:p>Ping request could not find host google.com. Please check the name and try again.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3">
            <text:p>Vérification coté router/fw</text:p>
          </table:table-cell>
          <table:table-cell table:style-name="ce14"/>
          <table:table-cell table:style-name="ce15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ping 8.8.8.8 router</text:p>
          </table:table-cell>
          <table:table-cell office:value-type="string" table:style-name="ce5">
            <text:p>valide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ping google.com</text:p>
          </table:table-cell>
          <table:table-cell office:value-type="string" table:style-name="ce5">
            <text:p>valide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table:style-name="ce4"/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ping 8.8.8.8 fw</text:p>
          </table:table-cell>
          <table:table-cell office:value-type="string" table:style-name="ce5">
            <text:p>valide</text:p>
          </table:table-cell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ping google.com</text:p>
          </table:table-cell>
          <table:table-cell office:value-type="string" table:style-name="ce6">
            <text:p>invalide</text:p>
          </table:table-cell>
          <table:table-cell office:value-type="string" table:style-name="ce11">
            <text:p>Unable to resolve hostname.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style-name="ce8"/>
          <table:table-cell table:style-name="ce16"/>
          <table:table-cell table:style-name="ce11"/>
          <table:table-cell table:number-columns-repeated="16379"/>
        </table:table-row>
        <table:table-row table:style-name="ro3">
          <table:table-cell/>
          <table:table-cell office:value-type="string" table:style-name="ce13">
            <text:p>Vérification coté client</text:p>
          </table:table-cell>
          <table:table-cell office:value-type="string" table:style-name="ce14">
            <text:p>ipconfig /all</text:p>
          </table:table-cell>
          <table:table-cell table:style-name="ce15"/>
          <table:table-cell office:value-type="string" table:style-name="ce11">
            <text:p>Problème de NAT &amp; routage vers WAN2<text:s/></text:p>
          </table:table-cell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Ethernet adapter Ethernet 2: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table:style-name="ce4"/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Connection-specific DNS Suffix <text:s/>. :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escription . . . . . . . . . . . : TP-LINK Gigabit Ethernet USB Adapter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Physical Address. . . . . . . . . : 28-87-BA-DA-38-47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HCP Enabled. . . . . . . . . . . : Yes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Autoconfiguration Enabled . . . . : Yes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Link-local IPv6 Address . . . . . : fe80::4ffa:befa:9758:c337%20(Preferred)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IPv4 Address. . . . . . . . . . . : 172.30.30.3(Preferred)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Subnet Mask . . . . . . . . . . . : 255.255.255.0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Lease Obtained. . . . . . . . . . : Tuesday, November 19, 2024 10:53:57 AM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Lease Expires . . . . . . . . . . : Tuesday, November 26, 2024 10:53:57 AM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efault Gateway . . . . . . . . . : 172.30.30.254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HCP Server . . . . . . . . . . . : 172.30.30.254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HCPv6 IAID . . . . . . . . . . . : 1462273978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HCPv6 Client DUID. . . . . . . . : 00-01-00-01-2A-E1-EF-69-50-C2-E8-0A-F1-F5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3">
          <table:table-cell/>
          <table:table-cell table:style-name="ce11"/>
          <table:table-cell office:value-type="string" table:style-name="ce4">
            <text:p><text:s text:c="3"/>DNS Servers . . . . . . . . . . . : 8.8.8.8</text:p>
          </table:table-cell>
          <table:table-cell table:style-name="ce7"/>
          <table:table-cell table:style-name="ce11"/>
          <table:table-cell table:number-columns-repeated="16379"/>
        </table:table-row>
        <table:table-row table:style-name="ro1">
          <table:table-cell/>
          <table:table-cell table:style-name="ce12"/>
          <table:table-cell office:value-type="string" table:style-name="ce8">
            <text:p><text:s text:c="3"/>NetBIOS over Tcpip. . . . . . . . : Enabled</text:p>
          </table:table-cell>
          <table:table-cell table:style-name="ce9"/>
          <table:table-cell table:style-name="ce12"/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BRUNEAU Mattias</meta:initial-creator>
    <dc:creator>BRUNEAU Mattias</dc:creator>
    <meta:creation-date>2024-11-19T08:59:24Z</meta:creation-date>
    <dc:date>2024-12-11T08:15:27Z</dc:date>
    <meta:user-defined meta:name="ContentTypeId">0x01010014C7D57111575841B0B535535862D546</meta:user-defined>
  </office:meta>
</office:document-meta>
</file>